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272" officeooo:paragraph-rsid="000e127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e1272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1drv.ms/f/s!Ang6MseOCPjEg-hukoypx6_keKxfiQ?e=NjfXpn" text:style-name="Internet_20_link" text:visited-style-name="Visited_20_Internet_20_Link"><text:span text:style-name="T2">https://1drv.ms/f/s!Ang6MseOCPjEg-hukoypx6_keKxfiQ?e=NjfXpn</text:span></text:a></text:p>
      <text:p text:style-name="Standard"/>
      <text:p text:style-name="Standard"/>
      <text:p text:style-name="P1">(enlace a los video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3:43:50.582602285</meta:creation-date>
    <dc:date>2025-02-14T13:45:12.695290956</dc:date>
    <meta:editing-duration>PT1M22S</meta:editing-duration>
    <meta:editing-cycles>1</meta:editing-cycles>
    <meta:document-statistic meta:table-count="0" meta:image-count="0" meta:object-count="0" meta:page-count="1" meta:paragraph-count="2" meta:word-count="5" meta:character-count="80" meta:non-whitespace-character-count="77"/>
    <meta:generator>LibreOffice/24.2.7.2$Linux_X86_64 LibreOffice_project/420$Build-2</meta:generator>
  </office:meta>
</office:document-meta>
</file>